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0485b" officeooo:paragraph-rsid="0000485b" style:font-size-asian="13.1000003814697pt" style:font-size-complex="15pt"/>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officeooo:rsid="0000485b" officeooo:paragraph-rsid="0000485b" style:font-size-asian="13.1000003814697pt" style:font-size-complex="15pt"/>
    </style:style>
    <style:style style:name="P3" style:family="paragraph" style:parent-style-name="Standard">
      <style:paragraph-properties fo:text-align="center" style:justify-single-word="false"/>
      <style:text-properties fo:font-size="15pt" fo:font-weight="bold" officeooo:rsid="0000485b" officeooo:paragraph-rsid="0000485b"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officeooo:paragraph-rsid="0000485b"/>
    </style:style>
    <style:style style:name="P5" style:family="paragraph" style:parent-style-name="Standard">
      <style:paragraph-properties fo:text-align="center" style:justify-single-word="false"/>
      <style:text-properties fo:font-size="13pt" style:text-underline-style="none" officeooo:rsid="0000485b" officeooo:paragraph-rsid="0000485b" style:font-size-asian="11.3500003814697pt" style:font-size-complex="13pt"/>
    </style:style>
    <style:style style:name="P6" style:family="paragraph" style:parent-style-name="Standard">
      <style:paragraph-properties fo:text-align="start" style:justify-single-word="false"/>
      <style:text-properties fo:font-size="13pt" officeooo:rsid="0000485b" officeooo:paragraph-rsid="0000485b" style:font-size-asian="13pt" style:font-size-complex="13pt"/>
    </style:style>
    <style:style style:name="P7" style:family="paragraph" style:parent-style-name="Standard">
      <style:paragraph-properties fo:text-align="start" style:justify-single-word="false"/>
      <style:text-properties fo:font-size="13pt" officeooo:rsid="000442f3" officeooo:paragraph-rsid="000442f3" style:font-size-asian="13pt" style:font-size-complex="13pt"/>
    </style:style>
    <style:style style:name="P8" style:family="paragraph" style:parent-style-name="Standard">
      <style:paragraph-properties fo:text-align="center" style:justify-single-word="false"/>
      <style:text-properties fo:font-size="13pt" fo:font-weight="normal" officeooo:rsid="000da958" officeooo:paragraph-rsid="000da9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fo:font-size="13pt" fo:font-weight="normal" officeooo:rsid="001024bc" officeooo:paragraph-rsid="001024bc"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153dd" officeooo:paragraph-rsid="001153dd"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font-size="13pt" officeooo:rsid="00241c9c" officeooo:paragraph-rsid="00241c9c" style:font-size-asian="13pt" style:font-size-complex="13pt"/>
    </style:style>
    <style:style style:name="P12" style:family="paragraph" style:parent-style-name="Standard">
      <style:paragraph-properties fo:text-align="end" style:justify-single-word="false"/>
      <style:text-properties fo:font-size="13pt" officeooo:rsid="0027a17c" officeooo:paragraph-rsid="0027a17c" style:font-size-asian="13pt" style:font-size-complex="13pt"/>
    </style:style>
    <style:style style:name="P13" style:family="paragraph" style:parent-style-name="Standard" style:list-style-name="L1">
      <style:paragraph-properties fo:text-align="end" style:justify-single-word="false"/>
      <style:text-properties fo:font-size="13pt" officeooo:rsid="0027a17c" officeooo:paragraph-rsid="0027a17c" style:font-size-asian="13pt" style:font-size-complex="13pt"/>
    </style:style>
    <style:style style:name="P14" style:family="paragraph" style:parent-style-name="Standard" style:list-style-name="L1">
      <style:paragraph-properties fo:text-align="end" style:justify-single-word="false"/>
      <style:text-properties fo:font-size="13pt" officeooo:rsid="00292580" officeooo:paragraph-rsid="00292580" style:font-size-asian="13pt" style:font-size-complex="13pt"/>
    </style:style>
    <style:style style:name="P15" style:family="paragraph" style:parent-style-name="Standard" style:list-style-name="L1">
      <style:paragraph-properties fo:text-align="end" style:justify-single-word="false"/>
      <style:text-properties fo:font-size="13pt" officeooo:rsid="002976ac" officeooo:paragraph-rsid="002976ac" style:font-size-asian="13pt" style:font-size-complex="13pt"/>
    </style:style>
    <style:style style:name="P16" style:family="paragraph" style:parent-style-name="Standard" style:list-style-name="L2">
      <style:paragraph-properties fo:text-align="end" style:justify-single-word="false"/>
      <style:text-properties fo:font-size="13pt" officeooo:rsid="002976ac" officeooo:paragraph-rsid="002976ac" style:font-size-asian="13pt" style:font-size-complex="13pt"/>
    </style:style>
    <style:style style:name="P17" style:family="paragraph" style:parent-style-name="Standard">
      <style:paragraph-properties fo:text-align="start" style:justify-single-word="false"/>
      <style:text-properties fo:font-size="13pt" officeooo:rsid="002c6427" officeooo:paragraph-rsid="002c6427" style:font-size-asian="13pt" style:font-size-complex="13pt"/>
    </style:style>
    <style:style style:name="P18" style:family="paragraph" style:parent-style-name="Standard" style:list-style-name="L1">
      <style:paragraph-properties fo:text-align="end" style:justify-single-word="false"/>
      <style:text-properties fo:font-size="13pt" officeooo:rsid="002dcc83" officeooo:paragraph-rsid="002dcc83" style:font-size-asian="13pt" style:font-size-complex="13pt"/>
    </style:style>
    <style:style style:name="P19" style:family="paragraph" style:parent-style-name="Standard" style:list-style-name="L3">
      <style:paragraph-properties fo:text-align="end" style:justify-single-word="false"/>
      <style:text-properties fo:font-size="13pt" fo:font-weight="bold" officeooo:rsid="00385d0a" officeooo:paragraph-rsid="00385d0a" style:font-size-asian="11.3500003814697pt" style:font-weight-asian="bold" style:font-size-complex="13pt" style:font-weight-complex="bold"/>
    </style:style>
    <style:style style:name="P20" style:family="paragraph" style:parent-style-name="Standard">
      <style:paragraph-properties fo:text-align="end" style:justify-single-word="false"/>
      <style:text-properties fo:font-size="13pt" fo:font-style="normal" style:text-underline-style="none" fo:font-weight="bold" officeooo:rsid="002976ac" officeooo:paragraph-rsid="002976ac" style:font-size-asian="13pt" style:font-style-asian="normal" style:font-weight-asian="bold" style:font-size-complex="13pt" style:font-style-complex="normal" style:font-weight-complex="bold"/>
    </style:style>
    <style:style style:name="P21" style:family="paragraph" style:parent-style-name="Standard">
      <style:paragraph-properties fo:text-align="center" style:justify-single-word="false"/>
      <style:text-properties fo:font-size="13pt" style:text-underline-style="none" officeooo:rsid="0000485b" officeooo:paragraph-rsid="0000485b" style:font-size-asian="11.3500003814697pt" style:font-size-complex="13pt"/>
    </style:style>
    <style:style style:name="P22" style:family="paragraph" style:parent-style-name="Standard">
      <style:paragraph-properties fo:text-align="center" style:justify-single-word="false"/>
      <style:text-properties fo:font-size="13pt" style:text-underline-style="none" officeooo:rsid="00371a2c" officeooo:paragraph-rsid="00371a2c" style:font-size-asian="11.3500003814697pt" style:font-size-complex="13pt"/>
    </style:style>
    <style:style style:name="P23" style:family="paragraph" style:parent-style-name="Standard" style:list-style-name="L3">
      <style:paragraph-properties fo:text-align="end" style:justify-single-word="false"/>
      <style:text-properties fo:font-size="13pt" fo:font-weight="normal" officeooo:rsid="00385d0a" officeooo:paragraph-rsid="00385d0a" style:font-size-asian="11.3500003814697pt" style:font-weight-asian="normal" style:font-size-complex="13pt" style:font-weight-complex="normal"/>
    </style:style>
    <style:style style:name="P24" style:family="paragraph" style:parent-style-name="Standard">
      <style:paragraph-properties fo:text-align="center" style:justify-single-word="false"/>
      <style:text-properties fo:font-size="15pt" fo:font-weight="bold" officeooo:rsid="0023f619" officeooo:paragraph-rsid="0023f619"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fo:font-size="15pt" fo:font-weight="bold" officeooo:rsid="002c6427" officeooo:paragraph-rsid="002c6427" style:font-size-asian="13.1000003814697pt" style:font-weight-asian="bold" style:font-size-complex="15pt" style:font-weight-complex="bold"/>
    </style:style>
    <style:style style:name="P26" style:family="paragraph" style:parent-style-name="Standard" style:list-style-name="L3">
      <style:paragraph-properties fo:text-align="end" style:justify-single-word="false"/>
      <style:text-properties fo:font-size="15pt" fo:font-weight="bold" officeooo:rsid="00385d0a" officeooo:paragraph-rsid="00385d0a" style:font-size-asian="13.1000003814697pt" style:font-weight-asian="bold" style:font-size-complex="15pt" style:font-weight-complex="bold"/>
    </style:style>
    <style:style style:name="P27" style:family="paragraph" style:parent-style-name="Standard">
      <style:paragraph-properties fo:text-align="start" style:justify-single-word="false"/>
      <style:text-properties officeooo:paragraph-rsid="000442f3"/>
    </style:style>
    <style:style style:name="P28" style:family="paragraph" style:parent-style-name="Standard">
      <style:paragraph-properties fo:margin-left="0.741cm" fo:margin-right="0cm" fo:text-align="start" style:justify-single-word="false" fo:text-indent="0cm" style:auto-text-indent="false"/>
      <style:text-properties fo:font-size="13pt" officeooo:rsid="00241c9c" officeooo:paragraph-rsid="00241c9c" style:font-size-asian="13pt" style:font-size-complex="13pt"/>
    </style:style>
    <style:style style:name="P29" style:family="paragraph" style:parent-style-name="Standard">
      <style:paragraph-properties fo:margin-left="3.704cm" fo:margin-right="0cm" fo:text-align="end" style:justify-single-word="false" fo:text-indent="0cm" style:auto-text-indent="false"/>
      <style:text-properties fo:font-size="13pt" officeooo:rsid="00241c9c" officeooo:paragraph-rsid="00241c9c" style:font-size-asian="13pt" style:font-size-complex="13pt"/>
    </style:style>
    <style:style style:name="P30" style:family="paragraph" style:parent-style-name="Standard">
      <style:paragraph-properties fo:margin-left="0cm" fo:margin-right="0cm" fo:text-align="start" style:justify-single-word="false" fo:text-indent="0cm" style:auto-text-indent="false"/>
      <style:text-properties fo:font-size="13pt" officeooo:rsid="002b60ff" officeooo:paragraph-rsid="002b60ff" style:font-size-asian="13pt" style:font-size-complex="13pt"/>
    </style:style>
    <style:style style:name="P31" style:family="paragraph" style:parent-style-name="Standard">
      <style:paragraph-properties fo:margin-left="0cm" fo:margin-right="0cm" fo:text-align="start" style:justify-single-word="false" fo:text-indent="0cm" style:auto-text-indent="false"/>
      <style:text-properties fo:font-size="13pt" officeooo:rsid="002f4a2e" officeooo:paragraph-rsid="002f4a2e" style:font-size-asian="13pt" style:font-size-complex="13pt"/>
    </style:style>
    <style:style style:name="P32" style:family="paragraph" style:parent-style-name="Standard">
      <style:paragraph-properties fo:margin-left="0cm" fo:margin-right="0cm" fo:text-align="start" style:justify-single-word="false" fo:text-indent="0cm" style:auto-text-indent="false"/>
      <style:text-properties fo:font-size="13pt" officeooo:rsid="0032ef53" officeooo:paragraph-rsid="0032ef53" style:font-size-asian="13pt" style:font-size-complex="13pt"/>
    </style:style>
    <style:style style:name="P33" style:family="paragraph" style:parent-style-name="Standard">
      <style:paragraph-properties fo:margin-left="0cm" fo:margin-right="0cm" fo:text-align="start" style:justify-single-word="false" fo:text-indent="0cm" style:auto-text-indent="false"/>
      <style:text-properties fo:font-size="13pt" officeooo:rsid="00349f67" officeooo:paragraph-rsid="00349f67" style:font-size-asian="13pt" style:font-size-complex="13pt"/>
    </style:style>
    <style:style style:name="P34" style:family="paragraph" style:parent-style-name="Standard">
      <style:paragraph-properties fo:margin-left="0cm" fo:margin-right="0cm" fo:text-align="start" style:justify-single-word="false" fo:text-indent="0cm" style:auto-text-indent="false"/>
      <style:text-properties fo:font-size="13pt" officeooo:rsid="00361c62" officeooo:paragraph-rsid="00361c62" style:font-size-asian="13pt" style:font-size-complex="13pt"/>
    </style:style>
    <style:style style:name="P35" style:family="paragraph" style:parent-style-name="Standard">
      <style:paragraph-properties fo:margin-left="0cm" fo:margin-right="0cm" fo:text-align="start" style:justify-single-word="false" fo:text-indent="0cm" style:auto-text-indent="false"/>
      <style:text-properties fo:font-size="13pt" officeooo:rsid="0039dbd7" officeooo:paragraph-rsid="0039dbd7" style:font-size-asian="13pt" style:font-size-complex="13pt"/>
    </style:style>
    <style:style style:name="P36" style:family="paragraph" style:parent-style-name="Standard">
      <style:paragraph-properties fo:margin-left="0cm" fo:margin-right="0cm" fo:text-align="start" style:justify-single-word="false" fo:text-indent="0cm" style:auto-text-indent="false"/>
      <style:text-properties fo:font-size="13pt" officeooo:rsid="003babb5" officeooo:paragraph-rsid="003babb5" style:font-size-asian="13pt" style:font-size-complex="13pt"/>
    </style:style>
    <style:style style:name="P37" style:family="paragraph" style:parent-style-name="Standard">
      <style:paragraph-properties fo:margin-left="0cm" fo:margin-right="0cm" fo:text-align="center" style:justify-single-word="false" fo:text-indent="0cm" style:auto-text-indent="false"/>
      <style:text-properties fo:font-size="15pt" fo:font-weight="bold" officeooo:rsid="00361c62" officeooo:paragraph-rsid="00361c62" style:font-size-asian="13.1000003814697pt" style:font-weight-asian="bold" style:font-size-complex="15pt" style:font-weight-complex="bold"/>
    </style:style>
    <style:style style:name="P38" style:family="paragraph" style:parent-style-name="Standard">
      <style:paragraph-properties fo:margin-left="0cm" fo:margin-right="0cm" fo:text-align="end" style:justify-single-word="false" fo:text-indent="0cm" style:auto-text-indent="false"/>
      <style:text-properties fo:font-size="15pt" fo:font-weight="bold" officeooo:rsid="00385d0a" officeooo:paragraph-rsid="00385d0a" style:font-size-asian="13.1000003814697pt" style:font-weight-asian="bold" style:font-size-complex="15pt" style:font-weight-complex="bold"/>
    </style:style>
    <style:style style:name="P39" style:family="paragraph" style:parent-style-name="Caption">
      <style:text-properties officeooo:paragraph-rsid="0027a17c"/>
    </style:style>
    <style:style style:name="P40" style:family="paragraph">
      <style:paragraph-properties fo:text-align="center"/>
    </style:style>
    <style:style style:name="P41" style:family="paragraph">
      <loext:graphic-properties draw:fill-color="#fdb94d"/>
      <style:paragraph-properties fo:text-align="center"/>
    </style:style>
    <style:style style:name="P42" style:family="paragraph">
      <loext:graphic-properties draw:fill="none" draw:fill-color="#ffffff"/>
      <style:text-properties fo:font-size="12pt"/>
    </style:style>
    <style:style style:name="P43" style:family="paragraph">
      <style:text-properties fo:color="#f58220" fo:font-size="18pt" fo:font-weight="bold" style:font-size-asian="18pt" style:font-weight-asian="bold" style:font-size-complex="18pt" style:font-weight-complex="bold"/>
    </style:style>
    <style:style style:name="P44" style:family="paragraph">
      <loext:graphic-properties draw:fill-color="#579835"/>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5" style:family="paragraph">
      <loext:graphic-properties draw:fill="none" draw:fill-color="#ffffff"/>
      <style:text-properties fo:color="#ffffff" fo:font-size="13pt" style:font-size-asian="13pt" style:font-size-complex="13pt"/>
    </style:style>
    <style:style style:name="T1" style:family="text">
      <style:text-properties officeooo:rsid="000765a9"/>
    </style:style>
    <style:style style:name="T2" style:family="text">
      <style:text-properties fo:font-weight="bold" style:font-weight-asian="bold" style:font-weight-complex="bold"/>
    </style:style>
    <style:style style:name="T3" style:family="text">
      <style:text-properties fo:font-weight="bold" officeooo:rsid="0013c067" style:font-weight-asian="bold" style:font-weight-complex="bold"/>
    </style:style>
    <style:style style:name="T4" style:family="text">
      <style:text-properties officeooo:rsid="0007db57"/>
    </style:style>
    <style:style style:name="T5" style:family="text">
      <style:text-properties officeooo:rsid="00096aeb"/>
    </style:style>
    <style:style style:name="T6" style:family="text">
      <style:text-properties officeooo:rsid="000d539e"/>
    </style:style>
    <style:style style:name="T7" style:family="text">
      <style:text-properties officeooo:rsid="000f99ea"/>
    </style:style>
    <style:style style:name="T8" style:family="text">
      <style:text-properties style:text-underline-style="solid" style:text-underline-width="auto" style:text-underline-color="font-color"/>
    </style:style>
    <style:style style:name="T9" style:family="text">
      <style:text-properties officeooo:rsid="001280da"/>
    </style:style>
    <style:style style:name="T10" style:family="text">
      <style:text-properties officeooo:rsid="0013c067"/>
    </style:style>
    <style:style style:name="T11" style:family="text">
      <style:text-properties fo:font-style="italic" style:font-style-asian="italic" style:font-style-complex="italic"/>
    </style:style>
    <style:style style:name="T12" style:family="text">
      <style:text-properties fo:font-style="italic" officeooo:rsid="0013c067" style:font-style-asian="italic" style:font-style-complex="italic"/>
    </style:style>
    <style:style style:name="T13" style:family="text">
      <style:text-properties fo:font-style="italic" officeooo:rsid="0017b06d" style:font-style-asian="italic" style:font-style-complex="italic"/>
    </style:style>
    <style:style style:name="T14" style:family="text">
      <style:text-properties fo:font-style="italic" officeooo:rsid="001a6e95" style:font-style-asian="italic" style:font-style-complex="italic"/>
    </style:style>
    <style:style style:name="T15" style:family="text">
      <style:text-properties fo:font-style="italic" officeooo:rsid="001c5070"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1a6e95" style:font-style-asian="normal" style:font-style-complex="normal"/>
    </style:style>
    <style:style style:name="T18" style:family="text">
      <style:text-properties fo:font-style="normal" officeooo:rsid="001c5070" style:font-style-asian="normal" style:font-style-complex="normal"/>
    </style:style>
    <style:style style:name="T19" style:family="text">
      <style:text-properties fo:font-style="normal" officeooo:rsid="001c6e1d" style:font-style-asian="normal" style:font-style-complex="normal"/>
    </style:style>
    <style:style style:name="T20" style:family="text">
      <style:text-properties fo:font-style="normal" fo:font-weight="bold" officeooo:rsid="001c5070" style:font-style-asian="normal" style:font-weight-asian="bold" style:font-style-complex="normal" style:font-weight-complex="bold"/>
    </style:style>
    <style:style style:name="T21" style:family="text">
      <style:text-properties fo:font-style="normal" fo:font-weight="bold" officeooo:rsid="001c6e1d" style:font-style-asian="normal" style:font-weight-asian="bold" style:font-style-complex="normal" style:font-weight-complex="bold"/>
    </style:style>
    <style:style style:name="T22" style:family="text">
      <style:text-properties fo:font-style="normal" style:text-underline-style="solid" style:text-underline-width="auto" style:text-underline-color="font-color" fo:font-weight="bold" officeooo:rsid="0027a17c" style:font-style-asian="normal" style:font-weight-asian="bold" style:font-style-complex="normal" style:font-weight-complex="bold"/>
    </style:style>
    <style:style style:name="T23" style:family="text">
      <style:text-properties fo:font-style="normal" style:text-underline-style="none" fo:font-weight="bold" officeooo:rsid="0027a17c" style:font-style-asian="normal" style:font-weight-asian="bold" style:font-style-complex="normal" style:font-weight-complex="bold"/>
    </style:style>
    <style:style style:name="T24" style:family="text">
      <style:text-properties fo:font-size="15pt" style:font-size-asian="15pt" style:font-size-complex="15pt"/>
    </style:style>
    <style:style style:name="T25" style:family="text">
      <style:text-properties fo:font-size="15pt" fo:font-style="normal" style:text-underline-style="solid" style:text-underline-width="auto" style:text-underline-color="font-color" fo:font-weight="bold" officeooo:rsid="0027a17c" style:font-size-asian="15pt" style:font-style-asian="normal" style:font-weight-asian="bold" style:font-size-complex="15pt" style:font-style-complex="normal" style:font-weight-complex="bold"/>
    </style:style>
    <style:style style:name="T26" style:family="text">
      <style:text-properties fo:font-size="15pt" fo:font-style="normal" style:text-underline-style="solid" style:text-underline-width="auto" style:text-underline-color="font-color" fo:font-weight="bold" officeooo:rsid="002976ac" style:font-size-asian="15pt" style:font-style-asian="normal" style:font-weight-asian="bold" style:font-size-complex="15pt" style:font-style-complex="normal" style:font-weight-complex="bold"/>
    </style:style>
    <style:style style:name="T27" style:family="text">
      <style:text-properties fo:font-size="15pt" fo:font-style="normal" style:text-underline-style="none" fo:font-weight="bold" officeooo:rsid="0027a17c" style:font-size-asian="15pt" style:font-style-asian="normal" style:font-weight-asian="bold" style:font-size-complex="15pt" style:font-style-complex="normal" style:font-weight-complex="bold"/>
    </style:style>
    <style:style style:name="T28" style:family="text">
      <style:text-properties fo:font-size="15pt" fo:font-style="normal" style:text-underline-style="none" fo:font-weight="bold" officeooo:rsid="002976ac" style:font-size-asian="15pt" style:font-style-asian="normal" style:font-weight-asian="bold" style:font-size-complex="15pt" style:font-style-complex="normal" style:font-weight-complex="bold"/>
    </style:style>
    <style:style style:name="T29" style:family="text">
      <style:text-properties fo:font-weight="normal" style:font-weight-asian="normal" style:font-weight-complex="normal"/>
    </style:style>
    <style:style style:name="T30" style:family="text">
      <style:text-properties officeooo:rsid="00241c9c"/>
    </style:style>
    <style:style style:name="T31" style:family="text">
      <style:text-properties officeooo:rsid="0024f149"/>
    </style:style>
    <style:style style:name="T32" style:family="text">
      <style:text-properties officeooo:rsid="0026cd31"/>
    </style:style>
    <style:style style:name="T33" style:family="text">
      <style:text-properties officeooo:rsid="0027a17c"/>
    </style:style>
    <style:style style:name="T34" style:family="text">
      <style:text-properties officeooo:rsid="002f23f3"/>
    </style:style>
    <style:style style:name="T35" style:family="text">
      <style:text-properties officeooo:rsid="00313fcf"/>
    </style:style>
    <style:style style:name="T36" style:family="text">
      <style:text-properties officeooo:rsid="00349f67"/>
    </style:style>
    <style:style style:name="T37" style:family="text">
      <style:text-properties officeooo:rsid="00361c62"/>
    </style:style>
    <style:style style:name="T38" style:family="text">
      <style:text-properties officeooo:rsid="00385d0a"/>
    </style:style>
    <style:style style:name="T39" style:family="text">
      <style:text-properties fo:font-size="12pt"/>
    </style:style>
    <style:style style:name="T40" style:family="text">
      <style:text-properties fo:color="#f58220" fo:font-size="18pt" fo:font-weight="bold" style:font-size-asian="18pt" style:font-weight-asian="bold" style:font-size-complex="18pt" style:font-weight-complex="bold"/>
    </style:style>
    <style:style style:name="T41" style:family="text">
      <style:text-properties fo:color="#ffffff" fo:font-size="13pt" style:font-size-asian="13pt" style:font-size-complex="13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text:list-style style:name="L1">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fdb94d" draw:textarea-horizontal-align="justify" draw:textarea-vertical-align="middle" draw:auto-grow-height="false" fo:min-height="3.44cm" fo:min-width="5.824cm" fo:margin-left="0cm" fo:margin-right="0cm" fo:margin-top="0cm" fo:margin-bottom="0cm" style:run-through="foreground" style:wrap="none" style:vertical-pos="top" style:vertical-rel="paragraph" style:horizontal-pos="center" style:horizontal-rel="paragraph"/>
    </style:style>
    <style:style style:name="gr3" style:family="graphic">
      <style:graphic-properties draw:stroke="none" svg:stroke-color="#000000" draw:fill="none" draw:fill-color="#ffffff" fo:min-height="2.05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852cm" fo:min-width="3.972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1.836cm" fo:min-width="4.143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1.773cm" fo:min-width="4.313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579835" draw:textarea-horizontal-align="justify" draw:textarea-vertical-align="top" draw:auto-grow-height="false" fo:min-height="3.731cm" fo:min-width="5.556cm" fo:margin-left="0cm" fo:margin-right="0cm" fo:margin-top="0cm" fo:margin-bottom="0cm" style:run-through="foreground" style:wrap="none" style:vertical-pos="from-top" style:vertical-rel="paragraph" style:horizontal-pos="from-left" style:horizontal-rel="paragraph"/>
    </style:style>
    <style:style style:name="gr8" style:family="graphic">
      <style:graphic-properties draw:stroke="none" svg:stroke-color="#000000" draw:fill="none" draw:fill-color="#ffffff" fo:min-height="3.731cm" fo:margin-left="0cm" fo:margin-right="0cm" fo:margin-top="0cm" fo:margin-bottom="0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alkbox Requirements</text:p>
      <text:p text:style-name="P8"><text:span text:style-name="T7">EECS 2311 </text:span>Group 4: Jordan, Rohan and Alberto</text:p>
      <text:p text:style-name="P8"/>
      <text:p text:style-name="P9"><text:tab/>The <text:span text:style-name="T8">Core Stakeholders</text:span> for this project are those who need assistance speaking <text:span text:style-name="T30">(and those who assist them).</text:span></text:p>
      <text:p text:style-name="P9"/>
      <text:p text:style-name="P10"><text:tab/>To address their needs, the <text:span text:style-name="T2">Talkbox Configurer </text:span>must be able to set up a variety of buttons in an expressive way. The buttons should be able to be categorized (for example, with text or colors) to distinguish them and use existing sound files for playback. The Configurer should also provide facilities to record audio clips that can be used for the buttons <text:span text:style-name="T9">to find something that suits users best</text:span>. <text:span text:style-name="T9">It should be able to store these buttons in either a new configuration directory – or edit an old one to perfect it. The buttons should be variable in number – users could be using hundreds of different phrases every day – so the Configurer must allow removing, adding, or editing of buttons as the user of the application sees fit. </text:span></text:p>
      <text:p text:style-name="P10"/>
      <text:p text:style-name="P10"><text:tab/><text:span text:style-name="T10">The </text:span><text:span text:style-name="T3">Talkbox Simulator</text:span><text:span text:style-name="T10"> should allow a user to test whether the configuration suits them. The simulator works very similarly to the actual Talkbox device and users should time with their Configuration seeing how well they can express themselves using it – </text:span><text:span text:style-name="T12">perhaps there are phrases they have missed and still need? </text:span><text:span text:style-name="T13">Does the description not suit the sound or phrase that the button is set up with? </text:span><text:span text:style-name="T14">How long can the user communicate with the configuration </text:span><text:span text:style-name="T15">before it is insufficient to express themselves</text:span><text:span text:style-name="T14">?</text:span><text:span text:style-name="T17"> </text:span><text:span text:style-name="T18">The user </text:span><text:span text:style-name="T19">may</text:span><text:span text:style-name="T18"> continuously edit their Configuration with the </text:span><text:span text:style-name="T20">Talkbox Configurer</text:span><text:span text:style-name="T18"> </text:span><text:span text:style-name="T19">and test it with the </text:span><text:span text:style-name="T21">Simulator</text:span><text:span text:style-name="T19"> until it is fully satisfactory. </text:span></text:p>
      <text:p text:style-name="P1"/>
      <text:p text:style-name="P2">Use Case<text:span text:style-name="T6">s</text:span></text:p>
      <text:p text:style-name="P5">The typical use of the Talkbox Configurer and Simulator should be as follows:</text:p>
      <text:p text:style-name="P5"><draw:custom-shape text:anchor-type="paragraph" draw:z-index="9" draw:name="Shape1" draw:style-name="gr4" draw:text-style-name="P43" svg:width="3.973cm" svg:height="1.853cm" svg:x="0.034cm" svg:y="0.178cm"><text:p><text:span text:style-name="T40">Talkbox </text:span></text:p><text:p><text:span text:style-name="T40">Configurer</text:span></text:p><draw:enhanced-geometry svg:viewBox="0 0 21600 21600" draw:type="rectangle" draw:enhanced-path="M 0 0 L 21600 0 21600 21600 0 21600 0 0 Z N"/></draw:custom-shape><draw:custom-shape text:anchor-type="paragraph" draw:z-index="10" draw:name="Shape2" draw:style-name="gr5" draw:text-style-name="P43" svg:width="4.144cm" svg:height="1.837cm" svg:x="6.054cm" svg:y="0.273cm"><text:p><text:span text:style-name="T40"><text:s/></text:span><text:span text:style-name="T40">Talkbox </text:span><text:span text:style-name="T40"><text:line-break/></text:span><text:span text:style-name="T40"> Simulator</text:span></text:p><draw:enhanced-geometry svg:viewBox="0 0 21600 21600" draw:mirror-horizontal="false" draw:mirror-vertical="false" draw:type="rectangle" draw:enhanced-path="M 0 0 L 21600 0 21600 21600 0 21600 0 0 Z N"/></draw:custom-shape><draw:custom-shape text:anchor-type="paragraph" draw:z-index="11" draw:name="Shape3" draw:style-name="gr6" draw:text-style-name="P43" svg:width="4.313cm" svg:height="1.773cm" svg:x="11.943cm" svg:y="0.258cm"><text:p><text:span text:style-name="T40"><text:s/></text:span><text:span text:style-name="T40">Actual </text:span></text:p><text:p><text:span text:style-name="T40"><text:s/></text:span><text:span text:style-name="T40">Talkbox</text:span></text:p><draw:enhanced-geometry svg:viewBox="0 0 21600 21600" draw:type="rectangle" draw:enhanced-path="M 0 0 L 21600 0 21600 21600 0 21600 0 0 Z N"/></draw:custom-shape></text:p>
      <text:p text:style-name="P5"/>
      <text:p text:style-name="P22">SS</text:p>
      <text:p text:style-name="P5"><draw:frame draw:style-name="fr1" draw:name="Frame1" text:anchor-type="paragraph" svg:x="0.034cm" svg:y="0.448cm" svg:width="3.974cm" draw:z-index="2"><draw:text-box fo:min-height="3.579cm"><text:p text:style-name="Caption">1: The user uses the Talkbox Configurer to create <text:span text:style-name="T1">(or edit)</text:span> a <text:s/>Configuration directory with their custom sounds set up. They may also record sounds using the app for use with their buttons. </text:p></draw:text-box></draw:frame><draw:frame draw:style-name="fr1" draw:name="Frame6" text:anchor-type="paragraph" svg:x="11.887cm" svg:y="0.448cm" svg:width="4.371cm" draw:z-index="1"><draw:text-box fo:min-height="3.736cm"><text:p text:style-name="Caption">3: Now fully satisfied with their Configuration, they may use it with the actual Talkbox System! <text:span text:style-name="T4">The Talkbox should assist them in communicating and expressing themselves through daily activities.</text:span> If the <text:span text:style-name="T4">user</text:span> ever find more sounds they want <text:span text:style-name="T4">or that the configuration cannot fully accommodate them</text:span>, they can always go to <text:span text:style-name="T4">Step #1 </text:span>and edit their configuration once again.</text:p></draw:text-box></draw:frame></text:p>
      <text:p text:style-name="P4"><draw:line text:anchor-type="paragraph" draw:z-index="0" draw:name="Shape4" draw:style-name="gr1" draw:text-style-name="P40" svg:x1="4.362cm" svg:y1="1.312cm" svg:x2="5.764cm" svg:y2="1.312cm"><text:p/></draw:line><draw:line text:anchor-type="paragraph" draw:z-index="3" draw:name="Shape5" draw:style-name="gr1" draw:text-style-name="P40" svg:x1="5.791cm" svg:y1="2.9cm" svg:x2="4.309cm" svg:y2="2.9cm"><text:p/></draw:line><draw:line text:anchor-type="paragraph" draw:z-index="5" draw:name="Shape6" draw:style-name="gr1" draw:text-style-name="P40" svg:x1="10.395cm" svg:y1="2.291cm" svg:x2="11.771cm" svg:y2="2.291cm"><text:p/></draw:line><draw:frame draw:style-name="fr1" draw:name="Frame5" text:anchor-type="paragraph" svg:x="6.054cm" svg:y="0cm" svg:width="4.212cm" draw:z-index="4"><draw:text-box fo:min-height="3.577cm"><text:p text:style-name="Caption">2: The user then proceeds to open their <text:s/>Configuration directory with the Talkbox Simulator. They can test that the configuration has every phrase that they will want, and that the buttons are customized to their liking. If not satisfied, they can edit their configuration (<text:span text:style-name="T5">Step 1#</text:span>). If they are satisfied, they may use their configuration with the actual Talkbox Device. </text:p></draw:text-box></draw:frame><text:line-break/></text:p>
      <text:p text:style-name="P4"/>
      <text:p text:style-name="P4"/>
      <text:p text:style-name="P4"/>
      <text:p text:style-name="P4"/>
      <text:p text:style-name="P4"/>
      <text:p text:style-name="P4"/>
      <text:p text:style-name="P4"/>
      <text:p text:style-name="P6"/>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24">Acceptance Test<text:span text:style-name="T32">s</text:span><text:span text:style-name="T29"><text:line-break/></text:span></text:p>
      <text:p text:style-name="P7"/>
      <text:p text:style-name="P11">Beyond simply functioning, the Talkbox Simulator and Configurer need to address the needs of the Stakeholders of this project. The following Acceptance Tests should assess whether the applications do indeed assist <text:span text:style-name="T31">them with daily activities. Some sample stakeholders (and their assistants/caregivers, if applicable) should run the following tests with the assistance of the User Manual.</text:span></text:p>
      <text:p text:style-name="P17"/>
      <text:p text:style-name="P25">Test One</text:p>
      <text:p text:style-name="P11"><draw:frame draw:style-name="fr1" draw:name="Frame7" text:anchor-type="paragraph" svg:x="-0.28cm" svg:y="0.369cm" svg:width="5.958cm" draw:z-index="6"><draw:text-box fo:min-height="5.958cm"><text:p text:style-name="P39"><draw:custom-shape text:anchor-type="paragraph" draw:z-index="7" draw:name="Shape7" draw:style-name="gr2" draw:text-style-name="P41" svg:width="5.825cm" svg:height="3.44cm" svg:x="0.067cm" svg:y="0cm"><text:p text:style-name="P40"/><draw:enhanced-geometry svg:viewBox="0 0 21600 21600" draw:type="rectangle" draw:enhanced-path="M 0 0 L 21600 0 21600 21600 0 21600 0 0 Z N"/></draw:custom-shape><draw:frame text:anchor-type="paragraph" draw:z-index="8" draw:name="Shape8" draw:style-name="gr3" draw:text-style-name="P42" svg:width="5.58cm" svg:height="2.924cm" svg:x="0.067cm" svg:y="0.238cm"><draw:text-box><text:p><text:span text:style-name="T39">Test 1: Using the </text:span><text:span text:style-name="T39">Talkbox Configurer </text:span><text:span text:style-name="T39">application to create a </text:span><text:span text:style-name="T39">configuration of 18-24 </text:span><text:span text:style-name="T39">custom buttons, each </text:span><text:span text:style-name="T39">with their unique </text:span><text:span text:style-name="T39">sound, and uniquely </text:span><text:span text:style-name="T39">identifying label.</text:span></text:p></draw:text-box></draw:frame><text:span text:style-name="T33">Particular focus should be directed towards ease-of-use, can sounds be selected and associated buttons easily, is adding or editing buttons simple?</text:span></text:p></draw:text-box></draw:frame></text:p>
      <text:p text:style-name="P29"><text:tab/><text:tab/><text:tab/><text:tab/><text:span text:style-name="T27">The test should be considered </text:span><text:span text:style-name="T28">a </text:span><text:span text:style-name="T27">failure if</text:span><text:span text:style-name="T23">:</text:span><text:span text:style-name="T22"> </text:span></text:p>
      <text:list xml:id="list1595657263" text:style-name="L1">
        <text:list-item>
          <text:p text:style-name="P13">The user is stuck for more than 2 minutes for any one task,</text:p>
          <text:p text:style-name="P18">due to confusion</text:p>
        </text:list-item>
        <text:list-item>
          <text:p text:style-name="P14">It is too difficult to add/remove buttons, edit buttons</text:p>
        </text:list-item>
        <text:list-item>
          <text:p text:style-name="P14"><text:span text:style-name="T38">A</text:span>pp-breaking critical failure<text:span text:style-name="T38">s occur</text:span> during the test</text:p>
        </text:list-item>
        <text:list-item>
          <text:p text:style-name="P15">Navigating buttons/switching Audio Sets is difficult</text:p>
        </text:list-item>
      </text:list>
      <text:p text:style-name="P20"><text:span text:style-name="T24">The test should be considered passed if</text:span>:</text:p>
      <text:list xml:id="list2523216065" text:style-name="L2">
        <text:list-item>
          <text:p text:style-name="P16">The criteria for a failure is not met, and;</text:p>
        </text:list-item>
        <text:list-item>
          <text:p text:style-name="P16">There are no critical features that the stakeholders feel</text:p>
          <text:p text:style-name="P16">the application is lacking that would help address their needs.</text:p>
        </text:list-item>
      </text:list>
      <text:p text:style-name="P28"/>
      <text:p text:style-name="P28"/>
      <text:p text:style-name="P28"/>
      <text:p text:style-name="P30">Step 1: <text:span text:style-name="T34">Open the Talkbox Configurer application.</text:span></text:p>
      <text:p text:style-name="P31">Step 2: <text:span text:style-name="T35">The user creates a new Talkbox Configuration directory.</text:span></text:p>
      <text:p text:style-name="P32">Step 3: The user sets up a button with a sound and a name/label. <text:span text:style-name="T36">The button should appear how it would when using the TalkboxSimulator and playback of the selected sound should be available. </text:span></text:p>
      <text:p text:style-name="P32">Step 4: Repeat <text:span text:style-name="T37">step 3 making</text:span> 17 <text:span text:style-name="T37">more</text:span> buttons.</text:p>
      <text:p text:style-name="P34">Step 5: Close the TalkboxConfigurer. The Talkbox Configuration directory is now set up.</text:p>
      <text:p text:style-name="P34">(Optional) Step 6: Open the Talkbox Configurer, and open an existing Talkbox Configuration directory. The user should see their previous buttons, and be able to edit them as well as add additional buttons to the configuration directory. </text:p>
      <text:p text:style-name="P34"/>
      <text:p text:style-name="P37"/>
      <text:p text:style-name="P37"/>
      <text:p text:style-name="P37"/>
      <text:p text:style-name="P37"><text:soft-page-break/></text:p>
      <text:p text:style-name="P37"/>
      <text:p text:style-name="P37"/>
      <text:p text:style-name="P37"/>
      <text:p text:style-name="P37">Test Two</text:p>
      <text:p text:style-name="P38"><draw:frame text:anchor-type="paragraph" draw:z-index="14" draw:name="Shape10" draw:style-name="gr8" draw:text-style-name="P45" svg:width="5.557cm" svg:height="3.731cm" svg:x="0.005cm" svg:y="0cm"><draw:text-box><text:p><text:span text:style-name="T41">Test 2: Using the Talkbox </text:span><text:span text:style-name="T41">Simulator application to test </text:span><text:span text:style-name="T41">a Talkbox Configuration, to </text:span><text:span text:style-name="T41">see how well it suits the user </text:span><text:span text:style-name="T41">in daily activities and to </text:span><text:span text:style-name="T41">check that the sounds will be </text:span><text:span text:style-name="T41">sufficient. </text:span></text:p></draw:text-box></draw:frame><draw:frame draw:style-name="fr1" draw:name="Frame2" text:anchor-type="paragraph" svg:x="0.116cm" svg:y="0.328cm" svg:width="5.452cm" draw:z-index="12"><draw:text-box fo:min-height="8.759cm"><text:p text:style-name="Drawing"><draw:custom-shape text:anchor-type="paragraph" draw:z-index="13" draw:name="Shape9" draw:style-name="gr7" draw:text-style-name="P44" svg:width="5.557cm" svg:height="3.731cm" svg:x="-0.111cm" svg:y="-0.328cm"><text:p/><draw:enhanced-geometry svg:viewBox="0 0 21600 21600" draw:type="rectangle" draw:enhanced-path="M 0 0 L 21600 0 21600 21600 0 21600 0 0 Z N"/></draw:custom-shape>The aim of the test is to show <text:span text:style-name="T38">whether the S</text:span>imulator can help determine whether a configuration will work for the user or not. Insufficiency of a Talkbox Configuration does not reflect poorly on the Simulator – <text:span text:style-name="T38">the simulator is simply meant to evaluate if a configuration is ready for the user or still needs some work.</text:span></text:p></draw:text-box></draw:frame>The test should be considered a failure if:</text:p>
      <text:list xml:id="list682874393" text:style-name="L3">
        <text:list-item>
          <text:p text:style-name="P19"><text:span text:style-name="T29">The Talkbox Simulator is incapable of opening the </text:span></text:p>
          <text:p text:style-name="P19"><text:span text:style-name="T29">configuration directory</text:span></text:p>
        </text:list-item>
        <text:list-item>
          <text:p text:style-name="P19"><text:span text:style-name="T29">The Configuration does not appear the same</text:span></text:p>
          <text:p text:style-name="P19"><text:span text:style-name="T29"><text:s/>in the Simulator as it did when creating it.</text:span></text:p>
        </text:list-item>
        <text:list-item>
          <text:p text:style-name="P19"><text:span text:style-name="T29">App-breaking critical failures occur during the test.</text:span></text:p>
        </text:list-item>
        <text:list-item>
          <text:p text:style-name="P19"><text:span text:style-name="T29">The buttons do not behave consistently like they would </text:span></text:p>
          <text:p text:style-name="P19"><text:span text:style-name="T29">when using the actual Talkbox Device</text:span></text:p>
          <text:p text:style-name="P26">The test should be considered a success if:</text:p>
        </text:list-item>
        <text:list-item>
          <text:p text:style-name="P23">None of the failure conditions are met</text:p>
        </text:list-item>
      </text:list>
      <text:p text:style-name="P33"/>
      <text:p text:style-name="P33"/>
      <text:p text:style-name="P32"/>
      <text:p text:style-name="P32"/>
      <text:p text:style-name="P28"/>
      <text:p text:style-name="P28"/>
      <text:p text:style-name="P28"/>
      <text:p text:style-name="P28"/>
      <text:p text:style-name="P28"/>
      <text:p text:style-name="P35">Step 1: Open the Talkbox Simulator application.</text:p>
      <text:p text:style-name="P36">Step 2: Open the existing Talkbox Configuration directory from Test 1</text:p>
      <text:p text:style-name="P36">Step 3: Ensure that the buttons and sounds are exactly as they appeared when setting up.</text:p>
      <text:p text:style-name="P36">Step 4: Try for 3 minutes using the buttons to communicate. <text:span text:style-name="T11">Does it feel like this setup could be used longer? </text:span><text:span text:style-name="T16">If the Simulator cannot assist you in answering that question, the test has been failed. If the question can be answered effectively, whether the Talkbox Configuration is sufficient or insufficient, the Simulator has passed the test.</text:span></text:p>
      <text:p text:style-name="P12"/>
      <text:p text:style-name="P7"/>
      <text:p text:style-name="P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Drawing"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5:03:25.568037396</meta:creation-date>
    <dc:date>2019-02-23T21:45:58.094259441</dc:date>
    <meta:editing-duration>PT4H58M31S</meta:editing-duration>
    <meta:editing-cycles>42</meta:editing-cycles>
    <meta:generator>LibreOffice/6.0.7.3$Linux_X86_64 LibreOffice_project/00m0$Build-3</meta:generator>
    <meta:document-statistic meta:table-count="0" meta:image-count="0" meta:object-count="0" meta:page-count="3" meta:paragraph-count="48" meta:word-count="934" meta:character-count="5600" meta:non-whitespace-character-count="4704"/>
  </office:meta>
</office:document-meta>
</file>